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Group.isReplic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Group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mGroup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Group.add( Comm com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Group.get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Group.CommGroup( boolean replic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